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font-name="Cambria" fo:font-size="12pt" style:font-size-asian="12pt" style:font-size-complex="12pt"/>
    </style:style>
    <style:style style:name="ce5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 office:value-type="string" calcext:value-type="string">
            <text:p>Moneyline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B2]/([.B2]+[.C2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formula="of:=ROUND([.B3]/([.B3]+[.C3]); 3)" office:value-type="float" office:value="0.727" calcext:value-type="float">
            <text:p>0.7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4]/([.B4]+[.C4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" calcext:value-type="float">
            <text:p>30</text:p>
          </table:table-cell>
          <table:table-cell table:formula="of:=ROUND([.B5]/([.B5]+[.C5]); 3)" office:value-type="float" office:value="0.552" calcext:value-type="float">
            <text:p>0.5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5])" office:value-type="float" office:value="77" calcext:value-type="float">
            <text:p>77</text:p>
          </table:table-cell>
          <table:table-cell table:formula="of:=SUM([.C2:.C5])" office:value-type="float" office:value="45" calcext:value-type="float">
            <text:p>45</text:p>
          </table:table-cell>
          <table:table-cell table:formula="of:=ROUND([.B6]/([.B6]+[.C6]); 3)" office:value-type="float" office:value="0.631" calcext:value-type="float">
            <text:p>0.63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TS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9]/([.B9]+[.C9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formula="of:=ROUND([.B10]/([.B10]+[.C10]); 3)" office:value-type="float" office:value="0.411" calcext:value-type="float">
            <text:p>0.4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1]/([.B11]+[.C11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" calcext:value-type="float">
            <text:p>18</text:p>
          </table:table-cell>
          <table:table-cell table:formula="of:=ROUND([.B12]/([.B12]+[.C12]); 3)" office:value-type="float" office:value="0.727" calcext:value-type="float">
            <text:p>0.72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9:.B12])" office:value-type="float" office:value="71" calcext:value-type="float">
            <text:p>71</text:p>
          </table:table-cell>
          <table:table-cell table:formula="of:=SUM([.C9:.C12])" office:value-type="float" office:value="51" calcext:value-type="float">
            <text:p>51</text:p>
          </table:table-cell>
          <table:table-cell table:formula="of:=ROUND([.B13]/([.B13]+[.C13]); 3)" office:value-type="float" office:value="0.582" calcext:value-type="float">
            <text:p>0.58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/U</text:p>
          </table:table-cell>
          <table:table-cell table:style-name="ce3" office:value-type="string" calcext:value-type="string">
            <text:p>Wins</text:p>
          </table:table-cell>
          <table:table-cell table:style-name="ce3" office:value-type="string" calcext:value-type="string">
            <text:p>Losses</text:p>
          </table:table-cell>
          <table:table-cell table:style-name="ce3" office:value-type="string" calcext:value-type="string">
            <text:p>Win Pc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LB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6]/([.B16]+[.C16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B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formula="of:=ROUND([.B17]/([.B17]+[.C17]); 3)" office:value-type="float" office:value="0.473" calcext:value-type="float">
            <text:p>0.47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FL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ROUND([.B18]/([.B18]+[.C18]); 3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HL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" calcext:value-type="float">
            <text:p>25</text:p>
          </table:table-cell>
          <table:table-cell table:formula="of:=ROUND([.B19]/([.B19]+[.C19]); 3)" office:value-type="float" office:value="0.554" calcext:value-type="float">
            <text:p>0.55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16:.B19])" office:value-type="float" office:value="57" calcext:value-type="float">
            <text:p>57</text:p>
          </table:table-cell>
          <table:table-cell table:formula="of:=SUM([.C16:.C19])" office:value-type="float" office:value="54" calcext:value-type="float">
            <text:p>54</text:p>
          </table:table-cell>
          <table:table-cell table:formula="of:=ROUND([.B20]/([.B20]+[.C20]); 3)" office:value-type="float" office:value="0.514" calcext:value-type="float">
            <text:p>0.51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MLB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BA: 2019-02-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FL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NHL: 2019-02-2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00-00-00</text:date>, <text:time style:data-style-name="N2" text:time-value="11:58:56.26450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21T12:02:20.893012251</dc:date>
    <meta:editing-duration>PT13M17S</meta:editing-duration>
    <meta:editing-cycles>9</meta:editing-cycles>
    <meta:document-statistic meta:table-count="1" meta:cell-count="76" meta:object-count="0"/>
  </office:meta>
</office:document-meta>
</file>